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Footnote">
      <style:text-properties fo:language="pt" fo:country="PT"/>
    </style:style>
    <style:style style:name="P7" style:family="paragraph" style:parent-style-name="Standard">
      <style:text-properties fo:language="pt" fo:country="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font-name-complex="Monospace"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language="pt" fo:country="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fo:language="pt" fo:country="PT" style:language-asian="zxx" style:country-asian="none" style:language-complex="zxx" style:country-complex="none"/>
    </style:style>
    <style:style style:name="P16" style:family="paragraph" style:parent-style-name="Standard" style:list-style-name="">
      <style:paragraph-properties fo:margin-left="0in" fo:margin-right="0in" fo:text-align="start" style:justify-single-word="false" fo:text-indent="0in" style:auto-text-indent="false" style:text-autospace="none"/>
      <style:text-properties fo:language="zxx" fo:country="none" style:language-asian="zxx" style:country-asian="none" style:language-complex="zxx" style:country-complex="none"/>
    </style:style>
    <style:style style:name="P17" style:family="paragraph" style:parent-style-name="Text_20_body">
      <style:text-properties fo:language="pt" fo:country="PT"/>
    </style:style>
    <style:style style:name="P18" style:family="paragraph" style:parent-style-name="Text_20_body" style:list-style-name="L1">
      <style:text-properties fo:language="pt" fo:country="PT" style:font-size-asian="10.5pt"/>
    </style:style>
    <style:style style:name="P19" style:family="paragraph" style:parent-style-name="Text_20_body">
      <style:text-properties fo:language="pt" fo:country="PT" fo:font-style="normal" style:font-size-asian="10.5pt" style:font-style-asian="normal" style:font-style-complex="normal"/>
    </style:style>
    <style:style style:name="P20"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21" style:family="paragraph" style:parent-style-name="Text_20_body" style:list-style-name="L2">
      <style:text-properties fo:language="pt" fo:country="PT"/>
    </style:style>
    <style:style style:name="P22" style:family="paragraph" style:parent-style-name="Text_20_body" style:list-style-name="L3">
      <style:text-properties fo:language="pt" fo:country="PT"/>
    </style:style>
    <style:style style:name="P23" style:family="paragraph" style:parent-style-name="Text_20_body" style:list-style-name="L4">
      <style:text-properties fo:language="pt" fo:country="PT"/>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Heading_20_2">
      <style:text-properties fo:language="pt" fo:country="PT" style:font-size-asian="10.5pt"/>
    </style:style>
    <style:style style:name="P26" style:family="paragraph" style:parent-style-name="Heading_20_1">
      <style:text-properties fo:language="pt" fo:country="PT"/>
    </style:style>
    <style:style style:name="P27" style:family="paragraph" style:parent-style-name="Heading_20_3">
      <style:text-properties fo:language="pt" fo:country="PT"/>
    </style:style>
    <style:style style:name="P28" style:family="paragraph" style:parent-style-name="Heading_20_4">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style:style style:name="T4" style:family="text">
      <style:text-properties fo:language="pt" fo:country="PT"/>
    </style:style>
    <style:style style:name="T5" style:family="text">
      <style:text-properties fo:language="pt" fo:country="PT" fo:font-style="normal" style:font-size-asian="10.5pt" style:font-style-asian="normal" style:font-style-complex="normal"/>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8" style:family="text">
      <style:text-properties fo:color="#000000"/>
    </style:style>
    <style:style style:name="T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language="zxx" fo:country="none" style:language-asian="zxx" style:country-asian="none" style:language-complex="zxx" style:country-complex="none"/>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color="#2a00ff"/>
    </style:style>
    <style:style style:name="T15"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25"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25"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25"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892030065" text:style-name="L1">
        <text:list-item>
          <text:p text:style-name="P18">uma especificação formal, concisa e independente de um sistema da estrutura da AST;</text:p>
        </text:list-item>
        <text:list-item>
          <text:p text:style-name="P18">as ações têm um contexto implícito graças à sua localização na gramática;</text:p>
        </text:list-item>
        <text:list-item>
          <text:p text:style-name="P18">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27"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27"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6">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6">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795472923" text:style-name="L2">
        <text:list-item>
          <text:p text:style-name="P21">Para cada instrução visitada, uma procura de dependências de dados é iniciada a partir dessa instrução comparando com outras instruções antecedentes;</text:p>
        </text:list-item>
      </text:list>
      <text:list xml:id="list1945664187" text:style-name="L3">
        <text:list-item>
          <text:p text:style-name="P22">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8" text:outline-level="4">Deteção de dependências de dados</text:h>
      <text:p text:style-name="P3">Nesta secção explicaremos os métodos de deteção de dependências de dados criados. Tal como foi dito na secção anterior, existem dois métodos que são chamados na Tree Grammar, um método (checkDependenciasDados) que deteta as dependências para instruções fora de um ciclo while e um método (checkDependenciasDadosWhile) para instruções dentro de um ciclo while.</text:p>
      <text:p text:style-name="P3">Foram identificados vários cenários que permitem a deteção de dependências apenas em determinadas circunstâncias. Estes cenários representam uma possível dependência entre duas instruções A e B, sendo que uma variável referenciada em B pode depender de uma definida em A. </text:p>
      <text:p text:style-name="P3">Os cenários são:</text:p>
      <text:list xml:id="list1506633756" text:style-name="L4">
        <text:list-item>
          <text:p text:style-name="P23">B encontra-se fora de uma estrutura if, ou seja, não se encontra num bloco then ou else</text:p>
        </text:list-item>
        <text:list-item>
          <text:p text:style-name="P23"><text:span text:style-name="T3">B pertence a um bloco then</text:span></text:p>
        </text:list-item>
        <text:list-item>
          <text:p text:style-name="P23"><text:span text:style-name="T3">B pertence a um bloco else</text:span></text:p>
        </text:list-item>
      </text:list>
      <text:p text:style-name="P1"><text:span text:style-name="T3">Os cenários mencionados são conjugados com um dos cenários seguintes:</text:span></text:p>
      <text:list xml:id="list1349200771" text:continue-numbering="true" text:style-name="L4">
        <text:list-item>
          <text:p text:style-name="P23"><text:span text:style-name="T3">A pertence ao corpo da função (não pertence a nenhum tipo de bloco)</text:span></text:p>
        </text:list-item>
        <text:list-item>
          <text:p text:style-name="P23"><text:span text:style-name="T3">A pertence a um ciclo while</text:span></text:p>
        </text:list-item>
        <text:list-item>
          <text:p text:style-name="P23"><text:span text:style-name="T3">A pertence a um bloco then</text:span></text:p>
        </text:list-item>
        <text:list-item>
          <text:p text:style-name="P23"><text:span text:style-name="T3">A pertence a um bloco else</text:span></text:p>
        </text:list-item>
      </text:list>
      <text:p text:style-name="P1"><text:span text:style-name="T3"/></text:p>
      <text:p text:style-name="P1"><text:span text:style-name="T3">O método checkDependenciasDados recebe como parâmetro o número de instrução de B, e para cada variável referenciada em B inicia a procura de dependências de dados percorrendo as instruções precedentes, para isso invocando o método com o mesmo identificador mas com variáveis diferentes (princípio do polimorfismo presente no Java e noutras linguagens orientadas a objetos). Estas variáveis são, pela ordem respetiva, o número da instrução cuja variável definida está a ser comparada, o número </text:span><text:soft-page-break/><text:span text:style-name="T3">da instrução sobre a qual se está a procurar dependências, a variável sobre a qual se está a procurar dependências e uma variável de controlo. <text:s/>A implementação em Java é ilustrada a seguir:</text:span></text:p>
      <text:p text:style-name="P1"><text:span text:style-name="T3"><text:tab/></text:span><text:span text:style-name="T7">public</text:span><text:span text:style-name="T9"> </text:span><text:span text:style-name="T7">void</text:span><text:span text:style-name="T9"> checkDependenciasDados(</text:span><text:span text:style-name="T7">int</text:span><text:span text:style-name="T9"> nr_instrucao){</text:span></text:p>
      <text:p text:style-name="P9"><text:span text:style-name="T8"><text:tab/><text:tab/>Instrucao i = </text:span><text:span text:style-name="T6">this</text:span><text:span text:style-name="T8">.getNodos().get(nr_instrucao);</text:span></text:p>
      <text:p text:style-name="P12"><text:tab/><text:tab/></text:p>
      <text:p text:style-name="P9"><text:span text:style-name="T8"><text:tab/><text:tab/></text:span><text:span text:style-name="T12">// para cada variavel referenciada na instrucao passada por parametro </text:span></text:p>
      <text:p text:style-name="P9"><text:span text:style-name="T8"><text:tab/><text:tab/></text:span><text:span text:style-name="T6">for</text:span><text:span text:style-name="T8"> (String var_ref : i.getVariaveis_referenciadas()){</text:span></text:p>
      <text:p text:style-name="P9"><text:span text:style-name="T8"><text:tab/><text:tab/><text:tab/></text:span><text:span text:style-name="T6">boolean</text:span><text:span text:style-name="T8"> dep_encontrada = </text:span><text:span text:style-name="T6">false</text:span><text:span text:style-name="T8">;</text:span></text:p>
      <text:p text:style-name="P9"><text:span text:style-name="T8"><text:tab/><text:tab/><text:tab/></text:span><text:span text:style-name="T6">boolean</text:span><text:span text:style-name="T8"> procurar_fora_bloco = </text:span><text:span text:style-name="T6">false</text:span><text:span text:style-name="T8">;</text:span></text:p>
      <text:p text:style-name="P9"><text:span text:style-name="T8"><text:tab/><text:tab/><text:tab/></text:span><text:span text:style-name="T12">// inicia a procura a partir da instrucao imediatamente anterior à instrucao nr_instrucao</text:span></text:p>
      <text:p text:style-name="P9"><text:span text:style-name="T8"><text:tab/><text:tab/><text:tab/></text:span><text:span text:style-name="T6">int</text:span><text:span text:style-name="T8"> inst_comp = nr_instrucao-1;</text:span></text:p>
      <text:p text:style-name="P9"><text:span text:style-name="T8"><text:tab/><text:tab/><text:tab/></text:span><text:span text:style-name="T12">// procura enquanto nenhuma dependência for encontrada, ou até todas as instruções da função tiverem sido comparadas</text:span></text:p>
      <text:p text:style-name="P9"><text:span text:style-name="T8"><text:tab/><text:tab/><text:tab/></text:span><text:span text:style-name="T6">while</text:span><text:span text:style-name="T8"> (!dep_encontrada &amp;&amp; inst_comp&gt;=0) {</text:span></text:p>
      <text:p text:style-name="P12"><text:tab/><text:tab/><text:tab/><text:tab/>ParDependenciaInstrucao p = checkDependenciasDados(inst_comp, nr_instrucao, var_ref, procurar_fora_bloco);</text:p>
      <text:p text:style-name="P12"><text:tab/><text:tab/><text:tab/><text:tab/>dep_encontrada = p.isExiste_dependencia();</text:p>
      <text:p text:style-name="P12"><text:tab/><text:tab/><text:tab/><text:tab/>inst_comp = p.getInstrucao_seguinte();</text:p>
      <text:p text:style-name="P12"><text:tab/><text:tab/><text:tab/><text:tab/>procurar_fora_bloco = p.isProcurar_fora_bloco();</text:p>
      <text:p text:style-name="P9"><text:span text:style-name="T8"><text:tab/><text:tab/><text:tab/>}</text:span></text:p>
      <text:p text:style-name="P12"><text:tab/><text:tab/>}</text:p>
      <text:p text:style-name="P14"><text:span text:style-name="T10"><text:tab/>}</text:span></text:p>
      <text:p text:style-name="P1"><text:span text:style-name="T3"/></text:p>
      <text:p text:style-name="P1"><text:span text:style-name="T3">E o método de deteção de dependência de dados entre duas instruções, com base nos cenários mencionados, fica com a seguinte estrutura (apenas mostramos a estrutura base, não pusemos o código completo):</text:span></text:p>
      <text:p text:style-name="P1"><text:span text:style-name="T7">public</text:span><text:span text:style-name="T9"> ParDependenciaInstrucao checkDependenciasDados(</text:span><text:span text:style-name="T7">int</text:span><text:span text:style-name="T9"> nodo_anterior, </text:span><text:span text:style-name="T7">int</text:span><text:span text:style-name="T9"> nodo_posterior, String var_ref, </text:span><text:span text:style-name="T7">boolean</text:span><text:span text:style-name="T9"> </text:span><text:span text:style-name="T15">procurar_fora_bloco</text:span><text:span text:style-name="T9">){</text:span></text:p>
      <text:p text:style-name="P9"><text:span text:style-name="T8"><text:tab/>Instrucao i = </text:span><text:span text:style-name="T6">this</text:span><text:span text:style-name="T8">.getNodos().get(nodo_anterior);</text:span></text:p>
      <text:p text:style-name="P9"><text:span text:style-name="T8"><text:tab/>Instrucao i_post = </text:span><text:span text:style-name="T6">this</text:span><text:span text:style-name="T8">.getNodos().get(nodo_posterior);</text:span></text:p>
      <text:p text:style-name="P12"><text:tab/><text:tab/></text:p>
      <text:p text:style-name="P12"><text:tab/><text:tab/></text:p>
      <text:p text:style-name="P9"><text:span text:style-name="T8"><text:tab/></text:span><text:span text:style-name="T12">// CENARIO - 1</text:span></text:p>
      <text:p text:style-name="P9"><text:span text:style-name="T8"><text:tab/></text:span><text:span text:style-name="T6">if</text:span><text:span text:style-name="T8"> ((!i_post.getBloco_if().equals(</text:span><text:span text:style-name="T14">"THEN"</text:span><text:span text:style-name="T8">) &amp;&amp; !i_post.getBloco_if().equals(</text:span><text:span text:style-name="T14">"ELSE"</text:span><text:span text:style-name="T8">)) || procurar_fora_bloco) {<text:tab/><text:tab/></text:span></text:p>
      <text:p text:style-name="P9"><text:span text:style-name="T8"><text:tab/><text:tab/></text:span><text:span text:style-name="T12">// CENARIO - 5</text:span></text:p>
      <text:p text:style-name="P9"><text:span text:style-name="T8"><text:tab/><text:tab/></text:span><text:span text:style-name="T6">if</text:span><text:span text:style-name="T8"> (i.getContexto().equals(</text:span><text:span text:style-name="T14">"WHILE"</text:span><text:span text:style-name="T8">)){ ... }</text:span></text:p>
      <text:p text:style-name="P9"><text:span text:style-name="T8"><text:tab/><text:tab/></text:span><text:span text:style-name="T12">// CENARIO - 4</text:span></text:p>
      <text:p text:style-name="P9"><text:span text:style-name="T8"><text:tab/><text:tab/></text:span><text:span text:style-name="T6">else</text:span><text:span text:style-name="T8"> </text:span><text:span text:style-name="T6">if</text:span><text:span text:style-name="T8"> (!i.getBloco_if().equals(</text:span><text:span text:style-name="T14">"THEN"</text:span><text:span text:style-name="T8">) &amp;&amp; !i.getBloco_if().equals(</text:span><text:span text:style-name="T14">"ELSE"</text:span><text:span text:style-name="T8">)) { ... }</text:span></text:p>
      <text:p text:style-name="P9"><text:span text:style-name="T8"><text:tab/><text:tab/></text:span><text:span text:style-name="T12">// CENARIO - 7</text:span></text:p>
      <text:p text:style-name="P9"><text:span text:style-name="T8"><text:tab/><text:tab/></text:span><text:span text:style-name="T6">else</text:span><text:span text:style-name="T8"> </text:span><text:span text:style-name="T6">if</text:span><text:span text:style-name="T8"> (i.getBloco_if().equals(</text:span><text:span text:style-name="T14">"ELSE"</text:span><text:span text:style-name="T8">)) { ... }</text:span></text:p>
      <text:p text:style-name="P9"><text:span text:style-name="T8"><text:tab/><text:tab/></text:span><text:span text:style-name="T12">// CENARIO - 6</text:span></text:p>
      <text:p text:style-name="P9"><text:span text:style-name="T8"><text:tab/><text:tab/></text:span><text:span text:style-name="T6">else</text:span><text:span text:style-name="T8"> </text:span><text:span text:style-name="T6">if</text:span><text:span text:style-name="T8"> (i.getBloco_if().equals(</text:span><text:span text:style-name="T14">"THEN"</text:span><text:span text:style-name="T8">)) { ... }</text:span></text:p>
      <text:p text:style-name="P12"><text:tab/>}</text:p>
      <text:p text:style-name="P9"><text:span text:style-name="T8"><text:tab/></text:span><text:span text:style-name="T12">// CENARIO - 3</text:span></text:p>
      <text:p text:style-name="P9"><text:span text:style-name="T8"><text:tab/></text:span><text:span text:style-name="T6">else</text:span><text:span text:style-name="T8"> </text:span><text:span text:style-name="T6">if</text:span><text:span text:style-name="T8"> (i_post.getBloco_if().equals(</text:span><text:span text:style-name="T14">"ELSE"</text:span><text:span text:style-name="T8">)) { ... }</text:span></text:p>
      <text:p text:style-name="P9"><text:span text:style-name="T8"><text:tab/></text:span><text:span text:style-name="T12">// CENARIO - 2</text:span></text:p>
      <text:p text:style-name="P9"><text:span text:style-name="T8"><text:tab/></text:span><text:span text:style-name="T6">else</text:span><text:span text:style-name="T8"> </text:span><text:span text:style-name="T6">if</text:span><text:span text:style-name="T8"> (i_post.getBloco_if().equals(</text:span><text:span text:style-name="T14">"THEN"</text:span><text:span text:style-name="T8">)) { ... }</text:span></text:p>
      <text:p text:style-name="P14"><text:span text:style-name="T10">}</text:span></text:p>
      <text:p text:style-name="P3"/>
      <text:p text:style-name="P1">De seguida, para cada cenário vamos explicitar o que acontece, deixando os detalhes de implementação <text:soft-page-break/>para consulta do código em anexo.</text:p>
      <text:p text:style-name="P1">No cenário 5 (<text:span text:style-name="T3">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3">A pertence ao corpo da função (não pertence a nenhum tipo de bloco)</text:span>) é o mais simples, pois se uma dependência for encontrada esta é inserida no grafo e a procura para.</text:p>
      <text:p text:style-name="P1"/>
      <text:p text:style-name="P1">Os cenários 6 (<text:span text:style-name="T3">A pertence a um bloco then</text:span>) e 7 (<text:span text:style-name="T3">A pertence a um bloco else</text:span>) já foram explicados no cenário 5.</text:p>
      <text:p text:style-name="P1"/>
      <text:p text:style-name="P1">No cenário 3 (<text:span text:style-name="T3">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O método <text:span text:style-name="T3">checkDependenciasDadosWhile, ou seja, o método que deteta as dependências para instruções dentro de um ciclo while, recebe como parâmetro um TreeSet&lt;Integer&gt; com os números de instrução contidos no ciclo while incluindo o predicado de controlo. Esse TreeSet é percorrido por ordem decrescente, ou seja, começa da última instrução e termina no predicado de controlo. Vamos considerar B o número de instrução em cada iteração. Para cada variável referenciada em B é iniciada uma procura de dependências de dados, comparando B com todas as instruções presentes no ciclo, iniciando a procura no próprio B e avançando para instruções anteriores. Quando o predicado de controlo for atingido e ainda houver instruções para procurar, então a procura continua na última instrução do ciclo e para na instrução imediatamente a seguir a B. Quando uma dependência for encontrada a procura para e inicia uma nova procura para as restantes variáveis referenciadas em B. Se não houver mais variáveis então avança para a instrução anterior a B e assim sucessivamente até que todas as instruções tenham sido verificadas.</text:span></text:p>
      <text:p text:style-name="P1"><text:span text:style-name="T3">À semelhança do método anterior, este também possui uma estratégia baseada nos cenários apresentados anteriormente. Por isso, a estrutura do método é apresentada de seguida.</text:span></text:p>
      <text:p text:style-name="P24"><text:soft-page-break/><text:span text:style-name="T7">public</text:span><text:span text:style-name="T9"> </text:span><text:span text:style-name="T7">void</text:span><text:span text:style-name="T9"> checkDependenciasDadosWhile(TreeSet&lt;Integer&gt; nrs_instrucao_while){</text:span><text:span text:style-name="T10"><text:tab/><text:tab/></text:span></text:p>
      <text:p text:style-name="P10"><text:span text:style-name="T8"><text:tab/></text:span><text:span text:style-name="T6">for</text:span><text:span text:style-name="T8"> (</text:span><text:span text:style-name="T6">int</text:span><text:span text:style-name="T8"> inst_dependente : nrs_instrucao_while.descendingSet()){</text:span></text:p>
      <text:p text:style-name="P10"><text:span text:style-name="T8"><text:tab/><text:tab/>Instrucao i = </text:span><text:span text:style-name="T6">this</text:span><text:span text:style-name="T8">.getNodos().get(inst_dependente);<text:tab/><text:tab/><text:tab/></text:span></text:p>
      <text:p text:style-name="P10"><text:span text:style-name="T8"><text:tab/><text:tab/></text:span><text:span text:style-name="T6">for</text:span><text:span text:style-name="T8"> (String var_ref : i.getVariaveis_referenciadas()){</text:span></text:p>
      <text:p text:style-name="P10"><text:span text:style-name="T8"><text:tab/><text:tab/><text:tab/></text:span><text:span text:style-name="T6">int</text:span><text:span text:style-name="T8"> inst_comp = inst_dependente;</text:span></text:p>
      <text:p text:style-name="P10"><text:span text:style-name="T8"><text:tab/><text:tab/><text:tab/></text:span><text:span text:style-name="T6">while</text:span><text:span text:style-name="T8">(nr_inst_comparadas &lt;= nr_inst_a_comparar &amp;&amp; !dep_encontrada){</text:span></text:p>
      <text:p text:style-name="P10"><text:span text:style-name="T8"><text:tab/><text:tab/><text:tab/><text:tab/>Instrucao i_comp = </text:span><text:span text:style-name="T6">this</text:span><text:span text:style-name="T8">.getNodos().get(inst_comp);</text:span></text:p>
      <text:p text:style-name="P13"><text:tab/><text:tab/><text:tab/><text:tab/><text:tab/></text:p>
      <text:p text:style-name="P10"><text:span text:style-name="T8"><text:tab/><text:tab/><text:tab/><text:tab/></text:span><text:span text:style-name="T12">// CENARIO 1</text:span></text:p>
      <text:p text:style-name="P10"><text:span text:style-name="T8"><text:tab/><text:tab/><text:tab/><text:tab/></text:span><text:span text:style-name="T6">if</text:span><text:span text:style-name="T8"> ((!i.getBloco_if().equals(</text:span><text:span text:style-name="T14">"THEN"</text:span><text:span text:style-name="T8">) &amp;&amp; !i.getBloco_if().equals(</text:span><text:span text:style-name="T14">"ELSE"</text:span><text:span text:style-name="T8">)) || proc_fora_bloco) {</text:span></text:p>
      <text:p text:style-name="P10"><text:span text:style-name="T8"><text:tab/><text:tab/><text:tab/><text:tab/><text:tab/></text:span><text:span text:style-name="T12">// CENARIO 4</text:span></text:p>
      <text:p text:style-name="P10"><text:span text:style-name="T8"><text:tab/><text:tab/><text:tab/><text:tab/><text:tab/></text:span><text:span text:style-name="T6">if</text:span><text:span text:style-name="T8"> (!i_comp.getBloco_if().equals(</text:span><text:span text:style-name="T14">"THEN"</text:span><text:span text:style-name="T8">) &amp;&amp; !i_comp.getBloco_if().equals(</text:span><text:span text:style-name="T14">"ELSE"</text:span><text:span text:style-name="T8">)) { ... }</text:span></text:p>
      <text:p text:style-name="P10"><text:span text:style-name="T8"><text:tab/><text:tab/><text:tab/><text:tab/><text:tab/></text:span><text:span text:style-name="T12">// CENARIO 7</text:span></text:p>
      <text:p text:style-name="P10"><text:span text:style-name="T8"><text:tab/><text:tab/><text:tab/><text:tab/><text:tab/></text:span><text:span text:style-name="T6">else</text:span><text:span text:style-name="T8"> </text:span><text:span text:style-name="T6">if</text:span><text:span text:style-name="T8"> (i_comp.getBloco_if().equals(</text:span><text:span text:style-name="T14">"ELSE"</text:span><text:span text:style-name="T8">)) { ... }</text:span></text:p>
      <text:p text:style-name="P10"><text:span text:style-name="T8"><text:tab/><text:tab/><text:tab/><text:tab/><text:tab/></text:span><text:span text:style-name="T12">// CENARIO 6</text:span></text:p>
      <text:p text:style-name="P10"><text:span text:style-name="T8"><text:tab/><text:tab/><text:tab/><text:tab/><text:tab/></text:span><text:span text:style-name="T6">else</text:span><text:span text:style-name="T8"> </text:span><text:span text:style-name="T6">if</text:span><text:span text:style-name="T8"> (i_comp.getBloco_if().equals(</text:span><text:span text:style-name="T14">"THEN"</text:span><text:span text:style-name="T8">)) { ... }</text:span></text:p>
      <text:p text:style-name="P10"><text:span text:style-name="T8"><text:tab/><text:tab/><text:tab/><text:tab/>}</text:span></text:p>
      <text:p text:style-name="P10"><text:span text:style-name="T8"><text:tab/><text:tab/><text:tab/><text:tab/></text:span><text:span text:style-name="T12">// CENARIO 3</text:span></text:p>
      <text:p text:style-name="P10"><text:span text:style-name="T8"><text:tab/><text:tab/><text:tab/><text:tab/></text:span><text:span text:style-name="T6">else</text:span><text:span text:style-name="T8"> </text:span><text:span text:style-name="T6">if</text:span><text:span text:style-name="T8"> (i.getBloco_if().equals(</text:span><text:span text:style-name="T14">"ELSE"</text:span><text:span text:style-name="T8">)) { ... }</text:span></text:p>
      <text:p text:style-name="P10"><text:span text:style-name="T8"><text:tab/><text:tab/><text:tab/><text:tab/></text:span><text:span text:style-name="T12">// CENARIO 2</text:span></text:p>
      <text:p text:style-name="P10"><text:span text:style-name="T8"><text:tab/><text:tab/><text:tab/><text:tab/></text:span><text:span text:style-name="T6">else</text:span><text:span text:style-name="T8"> </text:span><text:span text:style-name="T6">if</text:span><text:span text:style-name="T8"> (i.getBloco_if().equals(</text:span><text:span text:style-name="T14">"THEN"</text:span><text:span text:style-name="T8">)) { ... }</text:span></text:p>
      <text:p text:style-name="P13"><text:tab/><text:tab/><text:tab/><text:tab/><text:tab/></text:p>
      <text:p text:style-name="P10"><text:span text:style-name="T8"><text:tab/><text:tab/><text:tab/><text:tab/></text:span><text:span text:style-name="T12">// atualiza inst_comp</text:span></text:p>
      <text:p text:style-name="P10"><text:span text:style-name="T8"><text:tab/><text:tab/><text:tab/><text:tab/>...</text:span></text:p>
      <text:p text:style-name="P13"><text:tab/><text:tab/><text:tab/>}</text:p>
      <text:p text:style-name="P13"><text:tab/><text:tab/><text:tab/><text:span text:style-name="T12">// insere possíveis dependencias encontradas na procura, mas que so podem ser confirmadas no final da procura</text:span></text:p>
      <text:p text:style-name="P10"><text:span text:style-name="T8"><text:tab/><text:tab/><text:tab/></text:span><text:span text:style-name="T12">...</text:span><text:span text:style-name="T8"><text:tab/><text:tab/><text:tab/><text:tab/></text:span></text:p>
      <text:p text:style-name="P13"><text:tab/><text:tab/><text:tab/><text:tab/></text:p>
      <text:p text:style-name="P10"><text:span text:style-name="T8"><text:tab/><text:tab/><text:tab/></text:span><text:span text:style-name="T12">// inicia a procura a partir da instrucao imediatamente anterior à expressao do while</text:span></text:p>
      <text:p text:style-name="P10"><text:span text:style-name="T8"><text:tab/><text:tab/><text:tab/>...</text:span></text:p>
      <text:p text:style-name="P13"><text:tab/><text:tab/>}</text:p>
      <text:p text:style-name="P13"><text:tab/>}</text:p>
      <text:p text:style-name="P16"><text:span text:style-name="T10">}</text:span></text:p>
      <text:p text:style-name="P15"><text:span text:style-name="T10"/></text:p>
      <text:p text:style-name="P7">Pode-se observar a iteração sobre todas as instruções do ciclo while (1º for), a iteração sobre as variáveis referenciadas em B (2º for) e a procura de dependências de dados percorrendo as instruções iniciando em B (wh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8T20:48:18</dc:date>
    <dc:creator>Bruno Azevedo</dc:creator>
    <meta:editing-duration>P1DT3H29M55S</meta:editing-duration>
    <meta:editing-cycles>1224</meta:editing-cycles>
    <meta:document-statistic meta:table-count="0" meta:image-count="0" meta:object-count="0" meta:page-count="22" meta:paragraph-count="489" meta:word-count="6967" meta:character-count="47953"/>
  </office:meta>
</office:document-meta>
</file>